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color="#80000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8000" fo:font-size="10pt" style:font-size-asian="10pt" style:font-size-complex="10pt"/>
    </style:style>
    <style:style style:name="T3" style:family="text">
      <style:text-properties fo:color="#008000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323dc"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fo:font-size="10pt" style:font-size-asian="10pt" style:font-size-complex="10pt"/>
    </style:style>
    <style:style style:name="T7" style:family="text">
      <style:text-properties fo:color="#8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017cm" svg:height="8.403cm" svg:x="1.333cm" svg:y="1.487cm">
          <text:p><text:span text:style-name="T1">static MCInstrInfo *createCpu0MCInstrInfo() {</text:span></text:p>
          <text:p><text:span text:style-name="T1"><text:s text:c="2"/></text:span><text:span text:style-name="T1">MCInstrInfo *X = new MCInstrInfo();</text:span></text:p>
          <text:p><text:span text:style-name="T1"><text:s/></text:span><text:span text:style-name="T1">// defined in Cpu0GenInstrInfo.inc</text:span></text:p>
          <text:p><text:span text:style-name="T1"><text:s text:c="2"/></text:span><text:span text:style-name="T1">InitCpu0MCInstrInfo(X); </text:span></text:p>
          <text:p><text:span text:style-name="T1"><text:s text:c="2"/></text:span><text:span text:style-name="T1">return X;</text:span></text:p>
          <text:p><text:span text:style-name="T1">}</text:span></text:p>
          <text:p><text:span text:style-name="T2">static MCRegisterInfo *createCpu0MCRegisterInfo(</text:span></text:p>
          <text:p><text:span text:style-name="T2"><text:s text:c="2"/></text:span><text:span text:style-name="T2">StringRef TT) {</text:span></text:p>
          <text:p><text:span text:style-name="T2"><text:s text:c="2"/></text:span><text:span text:style-name="T2">MCRegisterInfo *X = new MCRegisterInfo();</text:span></text:p>
          <text:p><text:span text:style-name="T2">// defined in Cpu0GenRegisterInfo.inc</text:span></text:p>
          <text:p><text:span text:style-name="T2"><text:s text:c="2"/></text:span><text:span text:style-name="T2">InitCpu0MCRegisterInfo(X, Cpu0::LR); </text:span></text:p>
          <text:p><text:span text:style-name="T2"><text:s text:c="2"/></text:span><text:span text:style-name="T2">return X;</text:span></text:p>
          <text:p><text:span text:style-name="T3">}</text:span></text:p>
          <text:p><text:span text:style-name="T4">static MCSubtargetInfo *createCpu0MCSubtargetInfo(</text:span></text:p>
          <text:p><text:span text:style-name="T4"><text:s text:c="16"/></text:span><text:span text:style-name="T4">StringRef TT, StringRef CPU, <text:s/>StringRef FS) {</text:span></text:p>
          <text:p><text:span text:style-name="T4"><text:s text:c="2"/></text:span><text:span text:style-name="T4">...</text:span></text:p>
          <text:p><text:span text:style-name="T4"><text:s text:c="2"/></text:span><text:span text:style-name="T4">MCSubtargetInfo *X = new MCSubtargetInfo();</text:span></text:p>
          <text:p><text:span text:style-name="T4"><text:s/></text:span><text:span text:style-name="T4">// defined in Cpu0GenSubtargetInfo.inc</text:span></text:p>
          <text:p><text:span text:style-name="T4"><text:s text:c="2"/></text:span><text:span text:style-name="T4">InitCpu0MCSubtargetInfo(X, TT, CPU, ArchFS);</text:span></text:p>
          <text:p><text:span text:style-name="T4"><text:s text:c="2"/></text:span><text:span text:style-name="T4">return X;</text:span></text:p>
          <text:p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81cm" svg:height="0.381cm" svg:x="5.673cm" svg:y="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239cm" svg:height="8.382cm" svg:x="12.684cm" svg:y="1.508cm">
          <text:p text:style-name="P2"><text:span text:style-name="T5"/></text:p>
          <text:p text:style-name="P3"><text:span text:style-name="T1">// Cpu0GenInstrInfo.inc</text:span></text:p>
          <text:p text:style-name="P3"><text:span text:style-name="T1">extern const MCInstrDesc Cpu0Insts[] = {</text:span></text:p>
          <text:p text:style-name="P3"><text:span text:style-name="T1">// Info generated from Cpu0InstrInfo.td</text:span></text:p>
          <text:p text:style-name="P3"><text:span text:style-name="T1">}</text:span></text:p>
          <text:p text:style-name="P3"><text:span text:style-name="T1">static inline void InitCpu0MCInstrInfo(</text:span></text:p>
          <text:p text:style-name="P3"><text:span text:style-name="T1">MCInstrInfo *II) {</text:span></text:p>
          <text:p text:style-name="P3"><text:span text:style-name="T1"><text:s text:c="2"/></text:span><text:span text:style-name="T1">II-&gt;InitMCInstrInfo(Cpu0Insts, ...);</text:span></text:p>
          <text:p text:style-name="P3"><text:span text:style-name="T1">}</text:span></text:p>
          <text:p text:style-name="P3"><text:span text:style-name="T2">// Cpu0GenRegisterInfo.inc</text:span></text:p>
          <text:p text:style-name="P3"><text:span text:style-name="T2">static inline void InitCpu0MCRegisterInfo(</text:span></text:p>
          <text:p text:style-name="P3"><text:span text:style-name="T2">MCRegisterInfo *RI, ...) {</text:span></text:p>
          <text:p text:style-name="P3"><text:span text:style-name="T2"><text:s text:c="2"/></text:span><text:span text:style-name="T2">RI-&gt;InitMCRegisterInfo(Cpu0RegDesc, ...)</text:span></text:p>
          <text:p text:style-name="P3"><text:span text:style-name="T2">}</text:span></text:p>
          <text:p text:style-name="P3"><text:span text:style-name="T4">// Cpu0GenSubtargetInfo.inc</text:span></text:p>
          <text:p text:style-name="P3"><text:span text:style-name="T4">static inline void InitCpu0MCSubtargetInfo(</text:span></text:p>
          <text:p text:style-name="P3"><text:span text:style-name="T4">MCSubtargetInfo *II, StringRef TT, </text:span></text:p>
          <text:p text:style-name="P3"><text:span text:style-name="T4">StringRef CPU, StringRef FS) {</text:span></text:p>
          <text:p text:style-name="P3"><text:span text:style-name="T4"><text:s text:c="2"/></text:span><text:span text:style-name="T4">II-&gt;InitMCSubtargetInfo(TT, CPU, FS, </text:span></text:p>
          <text:p text:style-name="P3"><text:span text:style-name="T4"><text:s text:c="7"/></text:span><text:span text:style-name="T4">Cpu0FeatureKV, ...);</text:span></text:p>
          <text:p text:style-name="P3"><text:span text:style-name="T4">}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0.381cm" svg:height="0.381cm" svg:x="7.972cm" svg:y="5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381cm" svg:height="0.381cm" svg:x="9.371cm" svg:y="8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381cm" svg:height="0.381cm" svg:x="12.47cm" svg:y="7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381cm" svg:height="0.381cm" svg:x="12.469cm" svg:y="5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381cm" svg:height="0.381cm" svg:x="12.468cm" svg:y="3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054cm" svg:y1="2.907cm" svg:x2="12.468cm" svg:y2="3.402cm" draw:start-shape="id1" draw:start-glue-point="10" draw:end-shape="id2" draw:end-glue-point="6" svg:d="m6054 2907 6414 495">
          <text:p/>
        </draw:connector>
        <draw:connector draw:style-name="gr3" draw:text-style-name="P2" draw:layer="layout" draw:type="line" svg:x1="8.353cm" svg:y1="5.706cm" svg:x2="12.469cm" svg:y2="5.403cm" draw:start-shape="id3" draw:start-glue-point="10" draw:end-shape="id4" draw:end-glue-point="6" svg:d="m8353 5706 4116-303">
          <text:p/>
        </draw:connector>
        <draw:connector draw:style-name="gr3" draw:text-style-name="P2" draw:layer="layout" draw:type="line" svg:x1="9.752cm" svg:y1="8.905cm" svg:x2="12.47cm" svg:y2="7.404cm" draw:start-shape="id5" draw:start-glue-point="10" draw:end-shape="id6" draw:end-glue-point="6" svg:d="m9752 8905 2718-1501">
          <text:p/>
        </draw:connector>
        <draw:custom-shape draw:style-name="gr1" draw:text-style-name="P1" draw:layer="layout" svg:width="9.321cm" svg:height="13.69cm" svg:x="1.331cm" svg:y="11.186cm">
          <text:p><text:span text:style-name="T6">static MCAsmInfo *createCpu0MCAsmInfo(const </text:span></text:p>
          <text:p><text:span text:style-name="T6">MCRegisterInfo &amp;MRI, StringRef TT) {</text:span></text:p>
          <text:p><text:span text:style-name="T6"><text:s text:c="2"/></text:span><text:span text:style-name="T6">MCAsmInfo *MAI = new Cpu0MCAsmInfo(TT);</text:span></text:p>
          <text:p><text:span text:style-name="T6"/></text:p>
          <text:p><text:span text:style-name="T6"><text:s text:c="2"/></text:span><text:span text:style-name="T6">unsigned SP = MRI.getDwarfRegNum(Cpu0::SP, true);</text:span></text:p>
          <text:p><text:span text:style-name="T6"><text:s text:c="2"/></text:span><text:span text:style-name="T6">MCCFIInstruction Inst = MCCFIInstruction::</text:span></text:p>
          <text:p><text:span text:style-name="T6">createDefCfa(0, SP, 0);</text:span></text:p>
          <text:p><text:span text:style-name="T6"><text:s text:c="2"/></text:span><text:span text:style-name="T6">MAI-&gt;addInitialFrameState(Inst);</text:span></text:p>
          <text:p><text:span text:style-name="T6"/></text:p>
          <text:p><text:span text:style-name="T6"><text:s text:c="2"/></text:span><text:span text:style-name="T6">return MAI;</text:span></text:p>
          <text:p><text:span text:style-name="T6">}</text:span></text:p>
          <text:p><text:span text:style-name="T6"/></text:p>
          <text:p><text:span text:style-name="T2">static MCCodeGenInfo *createCpu0MCCodeGenInfo(</text:span></text:p>
          <text:p><text:span text:style-name="T2"><text:s text:c="38"/></text:span><text:span text:style-name="T2">StringRef TT, Reloc::Model RM,</text:span></text:p>
          <text:p><text:span text:style-name="T2"><text:s text:c="46"/></text:span><text:span text:style-name="T2">CodeModel::Model CM,</text:span></text:p>
          <text:p><text:span text:style-name="T2"><text:s text:c="46"/></text:span><text:span text:style-name="T2">CodeGenOpt::Level OL) {</text:span></text:p>
          <text:p><text:span text:style-name="T2"><text:s text:c="2"/></text:span><text:span text:style-name="T2">MCCodeGenInfo *X = new MCCodeGenInfo();</text:span></text:p>
          <text:p><text:span text:style-name="T2"><text:s text:c="2"/></text:span><text:span text:style-name="T2">...</text:span></text:p>
          <text:p><text:span text:style-name="T2"><text:s/></text:span><text:span text:style-name="T2">// defined in lib/MC/MCCodeGenInfo.cpp</text:span></text:p>
          <text:p><text:span text:style-name="T2"><text:s text:c="2"/></text:span><text:span text:style-name="T2">X-&gt;InitMCCodeGenInfo(RM, CM, OL); </text:span></text:p>
          <text:p><text:span text:style-name="T2"><text:s text:c="2"/></text:span><text:span text:style-name="T2">return X;</text:span></text:p>
          <text:p><text:span text:style-name="T2">}</text:span></text:p>
          <text:p><text:span text:style-name="T4"/></text:p>
          <text:p><text:span text:style-name="T7">static MCInstPrinter *createCpu0MCInstPrinter(</text:span></text:p>
          <text:p><text:span text:style-name="T7"><text:s text:c="45"/></text:span><text:span text:style-name="T7">const Target &amp;T,</text:span></text:p>
          <text:p><text:span text:style-name="T7"><text:s text:c="46"/></text:span><text:span text:style-name="T7">unsigned SyntaxVariant,</text:span></text:p>
          <text:p><text:span text:style-name="T7"><text:s text:c="46"/></text:span><text:span text:style-name="T7">const MCAsmInfo &amp;MAI,</text:span></text:p>
          <text:p><text:span text:style-name="T7"><text:s text:c="46"/></text:span><text:span text:style-name="T7">const MCInstrInfo &amp;MII,</text:span></text:p>
          <text:p><text:span text:style-name="T7"><text:s text:c="46"/></text:span><text:span text:style-name="T7">const MCRegisterInfo &amp;MRI,</text:span></text:p>
          <text:p><text:span text:style-name="T7"><text:s text:c="46"/></text:span><text:span text:style-name="T7">const MCSubtargetInfo &amp;STI)</text:span></text:p>
          <text:p><text:span text:style-name="T7">{</text:span></text:p>
          <text:p><text:span text:style-name="T7"><text:s text:c="2"/></text:span><text:span text:style-name="T7">return new Cpu0InstPrinter(MAI, MII, MRI);</text:span></text:p>
          <text:p><text:span text:style-name="T7">}</text:span></text:p>
          <text:p><text:span text:style-name="T4"/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7.239cm" svg:height="3.222cm" svg:x="12.682cm" svg:y="20.367cm">
          <text:p text:style-name="P3"><text:span text:style-name="T7">// Cpu0InstPrinter.h</text:span></text:p>
          <text:p text:style-name="P3"><text:span text:style-name="T7"><text:s text:c="2"/></text:span></text:p>
          <text:p text:style-name="P3"><text:span text:style-name="T7">Cpu0InstPrinter(const MCAsmInfo &amp;MAI, </text:span></text:p>
          <text:p text:style-name="P3"><text:span text:style-name="T7"><text:s text:c="17"/></text:span><text:span text:style-name="T7">const MCInstrInfo &amp;MII,</text:span></text:p>
          <text:p text:style-name="P3"><text:span text:style-name="T7"><text:s text:c="18"/></text:span><text:span text:style-name="T7">const MCRegisterInfo &amp;MRI)</text:span></text:p>
          <text:p text:style-name="P3"><text:span text:style-name="T7"><text:s text:c="4"/></text:span><text:span text:style-name="T7">: MCInstPrinter(MAI, MII, MRI) {}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0.381cm" svg:height="0.381cm" svg:x="8.569cm" svg:y="2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381cm" svg:height="0.381cm" svg:x="12.468cm" svg:y="21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8.95cm" svg:y1="23.704cm" svg:x2="12.468cm" svg:y2="22.003cm" draw:start-shape="id7" draw:start-glue-point="10" draw:end-shape="id8" draw:end-glue-point="6" svg:d="m8950 23704 3518-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'Lohit Devanagari'" style:font-pitch-asian="variable" style:font-size-asian="12pt" style:language-asian="hi" style:country-asian="IN" style:font-family-complex="'WenQuanYi Zen Hei Sharp'" style:font-pitch-complex="variable"/>
    </style:style>
    <style:style style:name="Index" style:family="graphic">
      <style:paragraph-properties style:text-autospace="none"/>
      <style:text-properties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Devanagari'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amma Chen</meta:initial-creator>
    <meta:creation-date>2014-08-24T16:16:03</meta:creation-date>
    <dc:date>2015-09-28T15:36:43</dc:date>
    <dc:creator>Chung-Shu Chen</dc:creator>
    <meta:editing-duration>PT40M14S</meta:editing-duration>
    <meta:editing-cycles>6</meta:editing-cycles>
    <meta:generator>OpenOffice.org/3.3$Unix OpenOffice.org_project/330m20$Build-9567</meta:generator>
    <meta:document-statistic meta:object-count="16"/>
  </office:meta>
</office:document-meta>
</file>